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IT Rachana" svg:font-family="'RIT Rachana'"/>
  </office:font-face-decls>
  <office:automatic-styles>
    <style:style style:name="P1" style:family="paragraph" style:parent-style-name="Standard">
      <style:text-properties officeooo:paragraph-rsid="00109df1"/>
    </style:style>
    <style:style style:name="P2" style:family="paragraph" style:parent-style-name="Standard">
      <style:text-properties officeooo:paragraph-rsid="001236d1"/>
    </style:style>
    <style:style style:name="P3" style:family="paragraph" style:parent-style-name="Standard">
      <style:text-properties officeooo:rsid="001236d1" officeooo:paragraph-rsid="001236d1"/>
    </style:style>
    <style:style style:name="P4" style:family="paragraph" style:parent-style-name="Standard">
      <style:text-properties officeooo:paragraph-rsid="0013b74e"/>
    </style:style>
    <style:style style:name="P5" style:family="paragraph" style:parent-style-name="Standard">
      <style:text-properties officeooo:paragraph-rsid="00156b3e"/>
    </style:style>
    <style:style style:name="P6" style:family="paragraph" style:parent-style-name="Standard">
      <style:paragraph-properties style:writing-mode="lr-tb"/>
    </style:style>
    <style:style style:name="P7" style:family="paragraph" style:parent-style-name="Standard">
      <style:text-properties officeooo:paragraph-rsid="001236d1"/>
    </style:style>
    <style:style style:name="T1" style:family="text">
      <style:text-properties fo:language="en" fo:country="US"/>
    </style:style>
    <style:style style:name="T2" style:family="text">
      <style:text-properties fo:language="en" fo:country="US" officeooo:rsid="001086bd"/>
    </style:style>
    <style:style style:name="T3" style:family="text">
      <style:text-properties fo:language="en" fo:country="US" fo:font-weight="bold"/>
    </style:style>
    <style:style style:name="T4" style:family="text">
      <style:text-properties officeooo:rsid="00109df1"/>
    </style:style>
    <style:style style:name="T5" style:family="text">
      <style:text-properties officeooo:rsid="001236d1"/>
    </style:style>
    <style:style style:name="T6" style:family="text">
      <style:text-properties officeooo:rsid="0013b74e"/>
    </style:style>
    <style:style style:name="T7" style:family="text">
      <style:text-properties officeooo:rsid="001684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giant sensitive plant is . It is a prolific seeder with a persistent seed bank, and its seedpods can float or attach to animals, vehicles, and clothing for dispersal. It is considered a major invasive species, particularly in tropical wetlands and agricultural areas. </text:p>
      <text:p text:style-name="Standard"/>
      <text:p text:style-name="Standard"/>
      <text:p text:style-name="Standard"/>
      <text:p text:style-name="Standard"/>
      <text:p text:style-name="Standard"/>
      <text:p text:style-name="P6"><text:span text:style-name="Emphasis">Mikania scandens</text:span>, or climbing hempweed, is <text:span text:style-name="T7">a herbaceous vine native to Eastern North America </text:span>that is often confused with the invasive <text:span text:style-name="Emphasis">Mikania micrantha</text:span>. While <text:span text:style-name="Emphasis">M. scandens</text:span> can act as a local weed in its native range, it is not considered broadly invasive there and is even endangered in some parts of its native range. Its invasive reputation in places like Hawaii and Southeast Asia is likely due to misidentification with the highly invasive <text:a xlink:type="simple" xlink:href="https://www.google.com/search?q=M.+micrantha&amp;client=ubuntu&amp;sca_esv=aa9b2ca921490c7e&amp;channel=fs&amp;biw=1920&amp;bih=968&amp;sxsrf=AE3TifOG-FefQNmNl_Tnn1nnw9w5P7wRpw%3A1760971612523&amp;ei=XEv2aJDiH_6bseMP2M-K6Ak&amp;oq=mikania+scandens+INVASIVE+BRIEF+&amp;gs_lp=Egxnd3Mtd2l6LXNlcnAiIG1pa2FuaWEgc2NhbmRlbnMgSU5WQVNJVkUgQlJJRUYgKgIIATIFECEYoAEyBRAhGKABMgUQIRigATIFECEYoAFIvllQqxZYvURwAngBkAEAmAHfA6AB8CqqAQgyLTE5LjEuMbgBAcgBAPgBAZgCE6AClCTCAgoQABhHGNYEGLADwgIEECMYJ8ICBhAAGBYYHsICCBAAGIAEGKIEwgIFEAAY7wXCAgUQABiABMICCxAAGIAEGIoFGIYDwgILEAAYgAQYigUYkQLCAgcQIRgKGKABmAMAiAYBkAYIkgcKMi4wLjE1LjEuMaAHl0WyBwgyLTE1LjEuMbgH-yPCBwcwLjYuOS40yAdU&amp;sclient=gws-wiz-serp&amp;mstk=AUtExfB93tFgBUoZw6AVjijpPaD6H9cWCuXTYHDn5KPLyVhSYwDIdNEdKrDt5kYsSsMaNt_imJXj1DDDtJcWpVySP6Z0zqgS5i8gpfoQzsfqfRc1GvcqXpBbQTurncSGk3NK9EpcZP0RPAACmMnQfaC4P1zCdLeL3fmTS36ZlJyrX_te0ZuLCu1p1RK0ZthGjYRP1wfCtxm-LhTNLML66wbxcOH6SglrrJnWYsT4Igw4NmFBU-ZXJF6m2JNuGDKxqocJwVP5IxWLFhPVlTDCy2o_J6Eg_XTtgxO0RrBKzfYHbg2sRQ&amp;csui=3&amp;ved=2ahUKEwjxpO6tg7OQAxUrS3ADHYxvF1gQgK4QegQIARAE" text:style-name="Internet_20_link" text:visited-style-name="Visited_20_Internet_20_Link"><text:span text:style-name="Emphasis">M. micrantha</text:span></text:a>, which is known for its serious environmental and economic impacts</text:p>
      <text:p text:style-name="Standard"/>
      <text:p text:style-name="Standard"/>
      <text:p text:style-name="Standard"/>
      <text:p text:style-name="Standard">While certain <text:span text:style-name="Emphasis">Mucuna</text:span> species, particularly <text:span text:style-name="Emphasis">M. bracteata</text:span>, are cultivated for benefits like nitrogen fixation, their makes them highly invasive. They can quickly escape cultivation and devastate natural and agricultural ecosystems. This aggressive perennial vine grows rapidly, up to 10–15 centimeters per day. It has deep, strong roots that make it difficult to eradicate completely. The plant can regenerate vigorously even from small root fragments left in the soil. </text:p>
      <text:p text:style-name="Standard"/>
      <text:p text:style-name="Standard"/>
      <text:p text:style-name="P5">Different species of panic grass (genus </text:p>
      <text:p text:style-name="P5"><text:span text:style-name="Emphasis">Panicum</text:span>) have different behaviors; some are native and benign, while others, like torpedo grass (<text:span text:style-name="Emphasis">Panicum repens</text:span>), are aggressively invasive. The invasive species are known for their ability to form dense, sprawling colonies that displace native vegetation, particularly in moist habitats.</text:p>
      <text:p text:style-name="Standard"/>
      <text:p text:style-name="Standard"/>
      <text:p text:style-name="P1"><text:span text:style-name="T4">Crimson fountain grass, </text:span>also known as <text:a xlink:type="simple" xlink:href="https://www.google.com/search?q=purple+fountain+grass&amp;client=ubuntu&amp;hs=jxn&amp;sca_esv=41638d9270b90df6&amp;channel=fs&amp;sxsrf=AE3TifMBLQUnnOCM6MoQgVtAizi_DGX7oQ%3A1760940587510&amp;ei=K9L1aMz5HpWhnesPjdHBsAc&amp;ved=2ahUKEwich-6Vj7KQAxU-SGcHHQFlL0UQgK4QegQIARAE&amp;uact=5&amp;oq=crimson+fountain+grass+plant+invasive+description&amp;gs_lp=Egxnd3Mtd2l6LXNlcnAiMWNyaW1zb24gZm91bnRhaW4gZ3Jhc3MgcGxhbnQgaW52YXNpdmUgZGVzY3JpcHRpb24yCBAAGIAEGKIEMggQABiABBiiBDIFEAAY7wUyCBAAGIAEGKIEMggQABiABBiiBEiJXFCIBlioWHABeAGQAQKYAcgGoAGpOqoBDjAuMy4xMS4zLjEuMi4yuAEDyAEA-AEBmAIKoAKmFMICChAAGEcY1gQYsAPCAgcQIxiwAhgnwgIIEAAYiQUYogTCAggQIRigARjDBMICChAhGAoYoAEYwwSYAwCIBgGQBgiSBwkxLjEuNi4xLjGgB9dIsgcJMC4xLjYuMS4xuAeZFMIHBTItNi40yAdC&amp;sclient=gws-wiz-serp&amp;mstk=AUtExfCFckIOWUdjKjh28fOQ6pRtw6xGbgCktlR6c88aD6S_xuxVZORXsGdU_hH0YZWVe_1fAZkpVvdcQ6EELnHmxyHLuv-DuPLsUsR88HFEFYcmdYAFwR3T8NgTBMGoR4Ne9TNMEPGhzz7xoo5eXsIV0Xyr0EdXB9fFRsSto9T2K324W4wb65lujse7885nnwfdMzHT4UsfQJGyjNGKpQgN4EkFqu7nCJ1qIIMM5BpRkqbYVknYcf-uQgkcapK9OdwyUpYMX5Lg6AsnL_FTihORdZA5&amp;csui=3" text:style-name="Internet_20_link" text:visited-style-name="Visited_20_Internet_20_Link">purple fountain grass</text:a> <text:span text:style-name="T4">is a drought-tolerant,fast growing,perennial bunch grass that is considered invasive in many regions.</text:span> It forms dense clumps and is known for its plumose, purple-to-crimson-colored flower spikes. Its invasiveness is due to its ability to outcompete native plants for resources, its high seed production, and its tolerance for harsh conditions. </text:p>
      <text:p text:style-name="P1"/>
      <text:p text:style-name="P1"/>
      <text:p text:style-name="P1"/>
      <text:p text:style-name="P1">Cockspur grass <text:s/>is an <text:s/>invasive annual grass that is considered one of the world's worst weeds, particularly in rice paddies, due to its ability to outcompete crops for nutrients. It grows up to 1.5 meters tall with coarse, flat leaves and a branching, bristly inflorescence. Its invasive nature is due to its rapid growth, ability to outcompete crops for nutrients, potential to cause crop failure, and capacity to accumulate nitrates that can poison livestock. </text:p>
      <text:p text:style-name="P1"/>
      <text:p text:style-name="P1"/>
      <text:p text:style-name="P1"/>
      <text:p text:style-name="P1"/>
      <text:p text:style-name="P1">Water hyacinth is an invasive aquatic plant that spreads rapidly, forming dense mats over freshwater surfaces that block sunlight, lower oxygen levels, and suffocate aquatic ecosystems. It is a free-floating plant native to South America with showy purple flowers that was introduced to other parts of the world for its aesthetic value but is now known as the "Terror of Bengal" due to its destructive <text:soft-page-break/>impact. Its dense growth impedes navigation and fishing, clogs water intake pipes, and creates breeding grounds for disease-carrying vectors like mosquitoes. </text:p>
      <text:p text:style-name="P1"/>
      <text:p text:style-name="P1"/>
      <text:p text:style-name="P1"/>
      <text:p text:style-name="P2"><text:span text:style-name="T4">Siam weed is </text:span>a fast-growing, invasive perennial shrub native to South and Central America that has become a major weed in tropical and subtropical regions<text:span text:style-name="T4"> .It forms dense, tangled bushes, grows to 1.5–2.5 meters tall, and can climb other vegetation to reach up to 6 meters. Key identifying features include triangular leaves with a distinctive "pitchfork" pattern and small, fragrant, fluffy flowers that are white when young and turn mauve or purple as they mature. It outcompetes native plants, has allelopathic effects (releasing chemicals that inhibit other plants), can cause skin allergies, and its leaves are toxic to cattle. </text:span></text:p>
      <text:p text:style-name="P2"/>
      <text:p text:style-name="P2"/>
      <text:p text:style-name="P2">The "kongini" plant is the invasive species <text:span text:style-name="Emphasis">Lantana camara</text:span>,known for forming dense, thorny thickets that outcompete native vegetation and harm ecosystems . Native to the American tropics, it was introduced to India and other countries as an ornamental plant but quickly spread and naturalized. </text:p>
      <text:p text:style-name="P2"/>
      <text:p text:style-name="P2"/>
      <text:p text:style-name="P2"/>
      <text:p text:style-name="P2">Goatweed (<text:a xlink:type="simple" xlink:href="https://www.google.com/search?q=Ageratum+conyzoides&amp;client=ubuntu&amp;sca_esv=41638d9270b90df6&amp;channel=fs&amp;sxsrf=AE3TifPDPqOloxkUz5GxKCrC165tEfA2DQ%3A1760941281731&amp;ei=4dT1aPuwLJ-mseMPwujP2Ag&amp;ved=2ahUKEwjBivukkrKQAxVrR2wGHbptCpMQgK4QegQIARAD&amp;uact=5&amp;oq=goat+weed+plant+invasive+description&amp;gs_lp=Egxnd3Mtd2l6LXNlcnAiJGdvYXQgd2VlZCBwbGFudCBpbnZhc2l2ZSBkZXNjcmlwdGlvbjIIEAAYgAQYogQyCBAAGIAEGKIEMggQABiABBiiBDIFEAAY7wVIy64CUOcVWKCoAnACeAGQAQGYAeqrAaABrb8FqgEJNS00LjIuOS00uAEDyAEA-AEBmAIDoAKMrAHCAgoQABhHGNYEGLADmAMAiAYBkAYIkgcFMi45LTGgB-IesgcDOS0xuAfwqwHCBwUyLTEuMsgHGA&amp;sclient=gws-wiz-serp&amp;mstk=AUtExfDBBH66e7hrquB1XGGo-Vn8iAnVCsILtpa2770yIQ-zHEGY1-ksfHQR6NZbl3QXiRYc4ktz92PTRQ0DgHs4SbSp2oA1pWxkitc-Tt41thKFexK7jmW-iRBPr41WTtRSEu2HH_0skeSI-RfNC1lkUdMbnxSVYWyJxvzRb2ek1OZIblCQE7bEBB83yQBWQUIDr0PZ7P18pxrGMEWwu6_6zDcrQsMhLbsxbc2HOmg8LnG53U9F0RpF4ik87YeTqvI6TK46tv5sXtzP8-4CqDxJDKpg&amp;csui=3" text:style-name="Internet_20_link" text:visited-style-name="Visited_20_Internet_20_Link"><text:span text:style-name="Emphasis">Ageratum conyzoides</text:span></text:a>) is an invasive annual herbaceous plant that grows up to 1 meter tall, with ovate, toothed leaves and a reddish, hairy stem. It is native to Central and South America but has become a globally problematic weed, particularly in tropical and subtropical regions. Its invasiveness is due to its rapid growth, high adaptability to various habitats, and its ability to negatively impact agriculture and native ecosystems by competing for resources, altering soil nutrient cycles, and transmitting plant pathogens. </text:p>
      <text:p text:style-name="P1"/>
      <text:p text:style-name="P3"/>
      <text:p text:style-name="P2"><text:span text:style-name="T5">While several plants are known as "spiral ginger," certain species have been identified as invasive in tropical and subtropical regions outside their native habitat</text:span>. Their invasive description includes forming dense thickets, outcompeting native vegetation, and spreading aggressively through underground rhizomes and seeds . </text:p>
      <text:p text:style-name="P2"/>
      <text:p text:style-name="P2"/>
      <text:p text:style-name="P2">Two plant species are commonly called "common wireweed" and are known for their invasiveness: the terrestrial plant <text:s/><text:span text:style-name="Emphasis">Sida acuta</text:span> and the marine algae <text:span text:style-name="Emphasis">Sargassum muticum</text:span>. Both are aggressive colonizers that outcompete native species and are difficult to control. </text:p>
      <text:p text:style-name="P2"/>
      <text:p text:style-name="P2"/>
      <text:p text:style-name="P2">Country mallow (referring to various <text:s/><text:span text:style-name="Emphasis">Sida</text:span> species) is <text:span text:style-name="T6">an invasive weed,known for its hardiness,prolific seed production,and robust taproot which allow it to outcompete native vegetation</text:span>. While several species bear the common name "country mallow," the invasive descriptions frequently cite <text:span text:style-name="Emphasis">Sida cordifolia.</text:span></text:p>
      <text:p text:style-name="P2"><text:span text:style-name="Emphasis"/></text:p>
      <text:p text:style-name="P2"><text:span text:style-name="Emphasis"/></text:p>
      <text:p text:style-name="P2"><text:span text:style-name="Emphasis"/></text:p>
      <text:p text:style-name="P4"><text:span text:style-name="Emphasis">Congo jute (Urena lobata</text:span>), also known as Caesarweed, is an aggressive, invasive plant in many parts of the world, especially in disturbed and agricultural areas. It is a fast-growing, woody perennial shrub native to tropical Asia and Africa that forms dense thickets, outcompeting native vegetation. </text:p>
      <text:p text:style-name="P4"/>
      <text:p text:style-name="P4"><text:soft-page-break/></text:p>
      <text:p text:style-name="P4">The Singapore daisy <text:s/>is <text:span text:style-name="T6">an invasive plant known for its bright-yellow,daisy-like flowers and its ability to spread rapidly as a dense,mat-forming dense cover</text:span>. It is native to Central and South America and spreads vegetatively by stems that root wherever they touch the ground, allowing a small piece to cover large areas. Its dense growth smothers native vegetation, leading to ecological loss, and can compete with crops, causing economic damage. </text:p>
      <text:p text:style-name="P4"/>
      <text:p text:style-name="P4"/>
      <text:p text:style-name="P4"/>
      <text:p text:style-name="P5">The jewelweed plant can be invasive in some areas, such as the species <text:span text:style-name="Emphasis">Impatiens glandulifera</text:span> (also known as purple jewelweed), which can form dense stands and outcompete native plants. It is an tall, erect, annual plant that thrives in moist, nutrient-rich soils, and its seeds are dispersed explosively. Invasive jewelweed is often introduced as an ornamental plant, and its rapid spread makes it difficult to eradicate once established.</text:p>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IT Rachana" svg:font-family="'RIT 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RIT 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RIT 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IT Rachana" style:font-family-complex="'RIT 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IT Rachana" style:font-family-complex="'RIT 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IT Rachana" style:font-family-complex="'RIT 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IT Rachana" style:font-family-complex="'RIT Rachana'"/>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31:38.957441326</meta:creation-date>
    <dc:date>2025-10-20T20:34:25.809141949</dc:date>
    <meta:editing-duration>PT14M42S</meta:editing-duration>
    <meta:editing-cycles>3</meta:editing-cycles>
    <meta:generator>LibreOffice/7.3.7.2$Linux_X86_64 LibreOffice_project/30$Build-2</meta:generator>
    <meta:document-statistic meta:table-count="0" meta:image-count="0" meta:object-count="0" meta:page-count="3" meta:paragraph-count="17" meta:word-count="991" meta:character-count="6562" meta:non-whitespace-character-count="5572"/>
  </office:meta>
</office:document-meta>
</file>